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text-properties officeooo:rsid="001029ed" officeooo:paragraph-rsid="001029ed"/>
    </style:style>
    <style:style style:name="P2" style:family="paragraph" style:parent-style-name="Text_20_body">
      <style:text-properties officeooo:rsid="001029ed" officeooo:paragraph-rsid="001029ed"/>
    </style:style>
    <style:style style:name="P3" style:family="paragraph" style:parent-style-name="Text_20_body">
      <style:text-properties officeooo:paragraph-rsid="00137f29"/>
    </style:style>
    <style:style style:name="P4" style:family="paragraph" style:parent-style-name="Text_20_body">
      <style:text-properties officeooo:paragraph-rsid="00150bd6"/>
    </style:style>
    <style:style style:name="P5" style:family="paragraph" style:parent-style-name="Preformatted_20_Text">
      <style:text-properties officeooo:paragraph-rsid="0011317b"/>
    </style:style>
    <style:style style:name="P6" style:family="paragraph" style:parent-style-name="Preformatted_20_Text">
      <style:text-properties officeooo:paragraph-rsid="00129bf4"/>
    </style:style>
    <style:style style:name="P7" style:family="paragraph" style:parent-style-name="Text_20_body" style:list-style-name="L1">
      <style:text-properties officeooo:rsid="001029ed" officeooo:paragraph-rsid="001029ed"/>
    </style:style>
    <style:style style:name="P8" style:family="paragraph" style:parent-style-name="Heading_20_3">
      <style:text-properties officeooo:rsid="001029ed" officeooo:paragraph-rsid="001029ed"/>
    </style:style>
    <style:style style:name="P9" style:family="paragraph" style:parent-style-name="Heading_20_3">
      <style:text-properties officeooo:paragraph-rsid="00137f29"/>
    </style:style>
    <style:style style:name="P10" style:family="paragraph" style:parent-style-name="Preformatted_20_Text" style:list-style-name="L1"/>
    <style:style style:name="P11" style:family="paragraph" style:parent-style-name="Preformatted_20_Text" style:list-style-name="L1">
      <style:text-properties officeooo:paragraph-rsid="00129bf4"/>
    </style:style>
    <style:style style:name="T1" style:family="text">
      <style:text-properties officeooo:rsid="0011317b"/>
    </style:style>
    <style:style style:name="T2" style:family="text">
      <style:text-properties officeooo:rsid="00129bf4"/>
    </style:style>
    <style:style style:name="T3" style:family="text">
      <style:text-properties style:font-name="DejaVu Sans" officeooo:rsid="00137f29"/>
    </style:style>
    <style:style style:name="T4" style:family="text">
      <style:text-properties style:font-name="DejaVu Sans" officeooo:rsid="00150bd6"/>
    </style:style>
    <style:style style:name="T5" style:family="text">
      <style:text-properties style:font-name="DejaVu Sans" officeooo:rsid="0016c6f8"/>
    </style:style>
    <style:style style:name="T6" style:family="text">
      <style:text-properties officeooo:rsid="0016c6f8"/>
    </style:style>
    <style:style style:name="T7" style:family="text">
      <style:text-properties officeooo:rsid="0019d1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sercizi di informatica assegnati il <text:span text:style-name="T6">0</text:span>9/01/2019.</text:h>
      <text:h text:style-name="Heading_20_2" text:outline-level="2">Relazione e documentazione (5 PHP html/css/js)</text:h>
      <text:h text:style-name="Heading_20_3" text:outline-level="3">Consegna:</text:h>
      <text:p text:style-name="P2">Creare le funzioni get_head(), get_foot() e i modelli di pagina per utilizzarle.</text:p>
      <text:h text:style-name="P8" text:outline-level="3">Svolgimento:</text:h>
      <text:list xml:id="list4143275981" text:style-name="L1">
        <text:list-item>
          <text:p text:style-name="P7">Esempio tipo della funzione get_head();</text:p>
        </text:list-item>
      </text:list>
      <text:p text:style-name="P5"><text:span text:style-name="Source_20_Text"><text:tab/>&lt;?php</text:span></text:p>
      <text:p text:style-name="P5"><text:span text:style-name="Source_20_Text"><text:tab/>include '</text:span><text:span text:style-name="Source_20_Text"><text:span text:style-name="T2">sito</text:span></text:span><text:span text:style-name="Source_20_Text">.</text:span><text:span text:style-name="Source_20_Text"><text:span text:style-name="T2">php</text:span></text:span><text:span text:style-name="Source_20_Text">';</text:span></text:p>
      <text:p text:style-name="Preformatted_20_Text"><text:span text:style-name="Source_20_Text"><text:tab/></text:span><text:span text:style-name="Source_20_Text"><text:span text:style-name="T1">echo </text:span></text:span><text:span text:style-name="Source_20_Text">get_</text:span><text:span text:style-name="Source_20_Text"><text:span text:style-name="T2">head();</text:span></text:span></text:p>
      <text:p text:style-name="Preformatted_20_Text"><text:span text:style-name="Source_20_Text"><text:tab/>?&gt;</text:span></text:p>
      <text:p text:style-name="Preformatted_20_Text"><text:span text:style-name="Source_20_Text"><text:tab/></text:span></text:p>
      <text:p text:style-name="Preformatted_20_Text"><text:span text:style-name="Source_20_Text"><text:tab/></text:span><text:span text:style-name="Source_20_Text"><text:span text:style-name="T2">&lt;?php</text:span></text:span></text:p>
      <text:p text:style-name="Preformatted_20_Text"><text:span text:style-name="Source_20_Text"><text:tab/></text:span><text:span text:style-name="Source_20_Text"><text:span text:style-name="T2">function get_head() {</text:span></text:span></text:p>
      <text:p text:style-name="P6"><text:span text:style-name="Source_20_Text"><text:span text:style-name="T2"><text:tab/><text:tab/>echo “&lt;!DOCTYPE html&gt;”;</text:span></text:span></text:p>
      <text:p text:style-name="P6"><text:span text:style-name="Source_20_Text"><text:tab/><text:tab/></text:span><text:span text:style-name="Source_20_Text"><text:span text:style-name="T2">echo “&lt;html&gt;”;</text:span></text:span></text:p>
      <text:p text:style-name="P6"><text:span text:style-name="Source_20_Text"><text:tab/><text:tab/></text:span><text:span text:style-name="Source_20_Text"><text:span text:style-name="T2">echo “&lt;body&gt;”;</text:span></text:span></text:p>
      <text:p text:style-name="P6"><text:span text:style-name="Source_20_Text"><text:tab/></text:span><text:span text:style-name="Source_20_Text"><text:span text:style-name="T2">}</text:span></text:span></text:p>
      <text:p text:style-name="Preformatted_20_Text"><text:span text:style-name="Source_20_Text"/></text:p>
      <text:list xml:id="list95636732769895" text:continue-numbering="true" text:style-name="L1">
        <text:list-item>
          <text:p text:style-name="P7">Esempio tipo della funzione get_foot();</text:p>
          <text:p text:style-name="P10"><text:span text:style-name="Source_20_Text">&lt;?php</text:span></text:p>
          <text:p text:style-name="P10"><text:span text:style-name="Source_20_Text">include '</text:span><text:span text:style-name="Source_20_Text"><text:span text:style-name="T2">sito</text:span></text:span><text:span text:style-name="Source_20_Text">.</text:span><text:span text:style-name="Source_20_Text"><text:span text:style-name="T2">php</text:span></text:span><text:span text:style-name="Source_20_Text">';</text:span></text:p>
          <text:p text:style-name="P10"><text:span text:style-name="Source_20_Text"><text:span text:style-name="T1">echo </text:span></text:span><text:span text:style-name="Source_20_Text">get_</text:span><text:span text:style-name="Source_20_Text"><text:span text:style-name="T2">foot();</text:span></text:span></text:p>
          <text:p text:style-name="P10"><text:span text:style-name="Source_20_Text">?&gt;</text:span></text:p>
          <text:p text:style-name="P10"><text:span text:style-name="Source_20_Text"/></text:p>
          <text:p text:style-name="P10"><text:span text:style-name="Source_20_Text"><text:span text:style-name="T2">&lt;?php</text:span></text:span></text:p>
          <text:p text:style-name="P10"><text:span text:style-name="Source_20_Text"><text:span text:style-name="T2">function get_foot() {</text:span></text:span></text:p>
          <text:list>
            <text:list-item>
              <text:list>
                <text:list-header>
                  <text:p text:style-name="P11"><text:span text:style-name="Source_20_Text"><text:span text:style-name="T2">echo “&lt;/body&gt;”;</text:span></text:span></text:p>
                  <text:p text:style-name="P11"><text:span text:style-name="Source_20_Text"><text:span text:style-name="T2">echo “&lt;/html&gt;”;</text:span></text:span></text:p>
                </text:list-header>
              </text:list>
            </text:list-item>
          </text:list>
          <text:p text:style-name="P10"><text:span text:style-name="Source_20_Text"><text:span text:style-name="T2">}</text:span></text:span></text:p>
        </text:list-item>
      </text:list>
      <text:p text:style-name="Preformatted_20_Text"><text:span text:style-name="Source_20_Text"/></text:p>
      <text:h text:style-name="P9" text:outline-level="3"><text:span text:style-name="Source_20_Text"><text:span text:style-name="T3">Commento:</text:span></text:span></text:h>
      <text:p text:style-name="P3"><text:span text:style-name="Source_20_Text"><text:span text:style-name="T3">Per l’esempio tipo della funzione “get_head()”, abbiamo incluso il file “sito.php” contenente il codice html che dovranno passarci i nostri compagni; successivamente nella funzione abbiamo indicato i tag </text:span></text:span><text:span text:style-name="Source_20_Text"><text:span text:style-name="T4">del c</text:span></text:span><text:span text:style-name="Source_20_Text"><text:span text:style-name="T5">o</text:span></text:span><text:span text:style-name="Source_20_Text"><text:span text:style-name="T4">dice html che dovranno essere aperti.</text:span></text:span></text:p>
      <text:p text:style-name="P4"><text:span text:style-name="Source_20_Text"><text:span text:style-name="T3">Per l’esempio tipo della funzione “get_</text:span></text:span><text:span text:style-name="Source_20_Text"><text:span text:style-name="T4">foot</text:span></text:span><text:span text:style-name="Source_20_Text"><text:span text:style-name="T3">()”, abbiamo </text:span></text:span><text:span text:style-name="Source_20_Text"><text:span text:style-name="T4">sempre </text:span></text:span><text:span text:style-name="Source_20_Text"><text:span text:style-name="T3">incluso il file “sito.php”; successivamente nella funzione abbiamo indicato i tag </text:span></text:span><text:span text:style-name="Source_20_Text"><text:span text:style-name="T4">del c</text:span></text:span><text:span text:style-name="Source_20_Text"><text:span text:style-name="T5">o</text:span></text:span><text:span text:style-name="Source_20_Text"><text:span text:style-name="T4">dice html che dovranno essere chiusi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it" fo:country="IT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it" fo:country="IT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29ed" officeooo:paragraph-rsid="001029ed"/>
    </style:style>
    <style:style style:name="MT1" style:family="text">
      <style:text-properties officeooo:rsid="0019d108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Gallo &amp; Gyppaz</text:span><text:tab/>5BIT<text:tab/><text:date style:data-style-name="N37" text:date-value="2019-01-09T10:30:53.508943319" text:fixed="true">09/01/19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0:29:33.551325029</meta:creation-date>
    <dc:date>2019-01-16T09:56:34.860211493</dc:date>
    <meta:editing-duration>PT23M1S</meta:editing-duration>
    <meta:editing-cycles>4</meta:editing-cycles>
    <meta:generator>LibreOffice/6.1.3.2$Linux_X86_64 LibreOffice_project/10$Build-2</meta:generator>
    <meta:print-date>2019-01-09T11:47:20.889403762</meta:print-date>
    <meta:document-statistic meta:table-count="0" meta:image-count="0" meta:object-count="0" meta:page-count="1" meta:paragraph-count="32" meta:word-count="148" meta:character-count="990" meta:non-whitespace-character-count="870"/>
  </office:meta>
</office:document-meta>
</file>